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dcd4" officeooo:paragraph-rsid="0011dcd4"/>
    </style:style>
    <style:style style:name="P2" style:family="paragraph" style:parent-style-name="Standard">
      <style:text-properties officeooo:rsid="0011fb35" officeooo:paragraph-rsid="0011fb35"/>
    </style:style>
    <style:style style:name="P3" style:family="paragraph" style:parent-style-name="Standard">
      <style:text-properties officeooo:rsid="00138b09" officeooo:paragraph-rsid="00138b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Дмитрий Коваников, гр. 4538</text:p>
      <text:p text:style-name="P2">// использовался PostgreSQL 9.3.5</text:p>
      <text:p text:style-name="P2">ДЗ: 5</text:p>
      <text:p text:style-name="P2"/>
      <text:p text:style-name="P2">drop database if exists ctd;</text:p>
      <text:p text:style-name="P2">create database ctd;</text:p>
      <text:p text:style-name="P2">\c ctd</text:p>
      <text:p text:style-name="P2"></text:p>
      <text:p text:style-name="P2">create table Students (</text:p>
      <text:p text:style-name="P2"><text:tab/>SId int PRIMARY KEY,</text:p>
      <text:p text:style-name="P2"><text:s text:c="2"/><text:tab/>SName varchar(50)</text:p>
      <text:p text:style-name="P2">);</text:p>
      <text:p text:style-name="P2"></text:p>
      <text:p text:style-name="P2">create table Courses (</text:p>
      <text:p text:style-name="P2"><text:s text:c="2"/><text:tab/>CId int PRIMARY KEY,</text:p>
      <text:p text:style-name="P2"><text:s text:c="2"/><text:tab/>CName varchar(30)</text:p>
      <text:p text:style-name="P2">);</text:p>
      <text:p text:style-name="P2"></text:p>
      <text:p text:style-name="P2">create table Groups (</text:p>
      <text:p text:style-name="P2"><text:s text:c="2"/><text:tab/>GId int PRIMARY KEY,</text:p>
      <text:p text:style-name="P2"><text:s text:c="2"/><text:tab/>GName varchar(5)</text:p>
      <text:p text:style-name="P2">);</text:p>
      <text:p text:style-name="P2"></text:p>
      <text:p text:style-name="P2">create table Lecturers (</text:p>
      <text:p text:style-name="P2"><text:s text:c="2"/><text:tab/>LId int PRIMARY KEY,</text:p>
      <text:p text:style-name="P2"><text:s text:c="2"/><text:tab/>LName varchar(50)</text:p>
      <text:p text:style-name="P2">);</text:p>
      <text:p text:style-name="P2"></text:p>
      <text:p text:style-name="P2">create table GroupByStudent (</text:p>
      <text:p text:style-name="P2"><text:s text:c="2"/><text:tab/>SId int,</text:p>
      <text:p text:style-name="P2"><text:s text:c="2"/><text:tab/>GId int,</text:p>
      <text:p text:style-name="P2"><text:s text:c="2"/><text:tab/>PRIMARY KEY (SId)</text:p>
      <text:p text:style-name="P2">);</text:p>
      <text:p text:style-name="P2"></text:p>
      <text:p text:style-name="P2">create table Schedule (</text:p>
      <text:p text:style-name="P2"><text:s text:c="2"/><text:tab/>GId int,</text:p>
      <text:p text:style-name="P2"><text:s text:c="2"/><text:tab/>CId int,</text:p>
      <text:p text:style-name="P2"><text:s text:c="2"/><text:tab/>LId int,</text:p>
      <text:p text:style-name="P2"><text:s text:c="2"/><text:tab/>PRIMARY KEY (GId, CId)</text:p>
      <text:p text:style-name="P2">);</text:p>
      <text:p text:style-name="P2"></text:p>
      <text:p text:style-name="P2">create table Marks (</text:p>
      <text:p text:style-name="P2"><text:s text:c="2"/><text:tab/>SId int,</text:p>
      <text:p text:style-name="P2"><text:s text:c="2"/><text:tab/>CId int,</text:p>
      <text:p text:style-name="P2"><text:s text:c="2"/><text:tab/>Mark char(1),</text:p>
      <text:p text:style-name="P2"><text:s text:c="2"/><text:tab/>PRIMARY KEY (SId, CId)</text:p>
      <text:p text:style-name="P2">);</text:p>
      <text:p text:style-name="P2"></text:p>
      <text:p text:style-name="P2">insert into Students</text:p>
      <text:p text:style-name="P2"><text:tab/>(SId, SName) values</text:p>
      <text:p text:style-name="P2"><text:tab/>(0, 'Ткаченко Григорий'),</text:p>
      <text:p text:style-name="P2"><text:tab/>(1, 'Коваников Дмитрий'),</text:p>
      <text:p text:style-name="P2"><text:tab/>(2, 'Титкова Екатерина'),</text:p>
      <text:p text:style-name="P2"><text:tab/>(3, 'Бобров Дмитрий'),</text:p>
      <text:p text:style-name="P2"><text:tab/>(4, 'Забашта Алексей');</text:p>
      <text:p text:style-name="P2"></text:p>
      <text:p text:style-name="P2"/>
      <text:p text:style-name="P2"><text:soft-page-break/>insert into Courses</text:p>
      <text:p text:style-name="P2"><text:tab/>(CId, CName) values </text:p>
      <text:p text:style-name="P2"><text:tab/>(0, 'Базы данных'),</text:p>
      <text:p text:style-name="P2"><text:tab/>(1, 'Методы трансляции'),</text:p>
      <text:p text:style-name="P2"><text:tab/>(2, 'Алгоритмы и Структуры данных');</text:p>
      <text:p text:style-name="P2"></text:p>
      <text:p text:style-name="P2">insert into Groups </text:p>
      <text:p text:style-name="P2"><text:tab/>(GId, GName) values </text:p>
      <text:p text:style-name="P2"><text:tab/>(0, '4537'),</text:p>
      <text:p text:style-name="P2"><text:tab/>(1, '4538'),</text:p>
      <text:p text:style-name="P2"><text:tab/>(2, '4539');</text:p>
      <text:p text:style-name="P2"></text:p>
      <text:p text:style-name="P2">insert into Lecturers</text:p>
      <text:p text:style-name="P2"><text:tab/>(LId, LName) values</text:p>
      <text:p text:style-name="P2"><text:tab/>(0, 'Корнеев Г. А.'),</text:p>
      <text:p text:style-name="P2"><text:tab/>(1, 'Станкевич А. С.');</text:p>
      <text:p text:style-name="P2"></text:p>
      <text:p text:style-name="P2">insert into Schedule</text:p>
      <text:p text:style-name="P2"><text:tab/>(GId, CId, LId) values</text:p>
      <text:p text:style-name="P2"><text:tab/>(0, 0, 0), (0, 1, 1), (0, 2, 1),</text:p>
      <text:p text:style-name="P2"><text:tab/>(1, 0, 0), (1, 1, 1), (1, 2, 1),</text:p>
      <text:p text:style-name="P2"><text:tab/>(2, 1, 0);</text:p>
      <text:p text:style-name="P2"></text:p>
      <text:p text:style-name="P2">insert into GroupByStudent</text:p>
      <text:p text:style-name="P2"><text:tab/>(SId, GId) values </text:p>
      <text:p text:style-name="P2"><text:tab/>(0, 0), (1, 1), (2, 1), (3, 1), (4, 2);</text:p>
      <text:p text:style-name="P2"></text:p>
      <text:p text:style-name="P2">insert into Marks</text:p>
      <text:p text:style-name="P2"><text:tab/>(SId, CId, Mark) values</text:p>
      <text:p text:style-name="P2"><text:tab/>(0, 0, 'B'), (0, 1, 'A'),</text:p>
      <text:p text:style-name="P2"><text:tab/>(1, 0, 'B'), (2, 0, 'A'), </text:p>
      <text:p text:style-name="P2"><text:tab/>(3, 1, 'B'), (3, 2, 'C');</text:p>
      <text:p text:style-name="P2"></text:p>
      <text:p text:style-name="P2">-- 1 - студенты с заданной оценкой по базам данных</text:p>
      <text:p text:style-name="P2">select SName from Students</text:p>
      <text:p text:style-name="P2"><text:s text:c="13"/>natural join Marks</text:p>
      <text:p text:style-name="P2"><text:s text:c="13"/>natural join Courses</text:p>
      <text:p text:style-name="P2"><text:s text:c="7"/>where CName = 'Базы данных' and Mark = 'B';</text:p>
      <text:p text:style-name="P2"></text:p>
      <text:p text:style-name="P2">-- 2(a) - студенты, не имеющие оценцки по БД</text:p>
      <text:p text:style-name="P2">select Students.SName from Students</text:p>
      <text:p text:style-name="P2"><text:s text:c="22"/>left join</text:p>
      <text:p text:style-name="P2"><text:s text:c="22"/>(select SId, SName from Students</text:p>
      <text:p text:style-name="P2"><text:s text:c="41"/>natural join Marks</text:p>
      <text:p text:style-name="P2"><text:s text:c="41"/>natural join Courses</text:p>
      <text:p text:style-name="P2"><text:s text:c="30"/>where CName = 'Базы данных') as TDb</text:p>
      <text:p text:style-name="P2"><text:s text:c="22"/>on Students.SId = TDb.SId</text:p>
      <text:p text:style-name="P2"><text:s text:c="7"/>where TDb.SId is NULL;</text:p>
      <text:p text:style-name="P2"></text:p>
      <text:p text:style-name="P2">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- 2(b) - студенты, не имеющие оценцки по БД, но у которых есть БД</text:p>
      <text:p text:style-name="P2">select TDb.SName from (select SId, SName from Students</text:p>
      <text:p text:style-name="P2"><text:s text:c="41"/>natural join GroupByStudent</text:p>
      <text:p text:style-name="P2"><text:s text:c="41"/>natural join Schedule</text:p>
      <text:p text:style-name="P2"><text:s text:c="41"/>natural join Courses</text:p>
      <text:p text:style-name="P2"><text:s text:c="30"/>where CName = 'Базы данных') as TDb</text:p>
      <text:p text:style-name="P2"><text:s text:c="22"/>left join</text:p>
      <text:p text:style-name="P2"><text:s text:c="22"/>(select SId, SName from Students</text:p>
      <text:p text:style-name="P2"><text:s text:c="41"/>natural join Marks</text:p>
      <text:p text:style-name="P2"><text:s text:c="41"/>natural join Courses</text:p>
      <text:p text:style-name="P2"><text:s text:c="30"/>where CName = 'Базы данных') as TMDb</text:p>
      <text:p text:style-name="P2"><text:s text:c="22"/>on TDb.SId = TMDb.SId where TMDb.SId is NULL;</text:p>
      <text:p text:style-name="P2"></text:p>
      <text:p text:style-name="P2">-- 3 - студенты, имеющие хотя бы одну оценку у заданного лектора.</text:p>
      <text:p text:style-name="P2">select distinct SId, SName from Students</text:p>
      <text:p text:style-name="P2"><text:s text:c="27"/>natural join GroupByStudent</text:p>
      <text:p text:style-name="P2"><text:s text:c="27"/>natural join Schedule</text:p>
      <text:p text:style-name="P2"><text:s text:c="27"/>natural join Marks</text:p>
      <text:p text:style-name="P2"><text:s text:c="27"/>natural join Lecturers</text:p>
      <text:p text:style-name="P2"><text:s text:c="7"/>where LName = 'Станкевич А. С.';</text:p>
      <text:p text:style-name="P2"></text:p>
      <text:p text:style-name="P2"></text:p>
      <text:p text:style-name="P2">-- 4 - идентификаторы студентов, не имеющих ни одной оценки у заданного лектора</text:p>
      <text:p text:style-name="P2">select Students.SId from Students</text:p>
      <text:p text:style-name="P2"><text:s text:c="20"/>left join </text:p>
      <text:p text:style-name="P2"><text:s text:c="20"/>(select distinct SId, SName from Students</text:p>
      <text:p text:style-name="P2"><text:s text:c="48"/>natural join GroupByStudent</text:p>
      <text:p text:style-name="P2"><text:s text:c="48"/>natural join Schedule</text:p>
      <text:p text:style-name="P2"><text:s text:c="48"/>natural join Marks</text:p>
      <text:p text:style-name="P2"><text:s text:c="48"/>natural join Lecturers</text:p>
      <text:p text:style-name="P2"><text:s text:c="37"/>where LName = 'Станкевич А. С.') as TMark</text:p>
      <text:p text:style-name="P2"><text:s text:c="20"/>on Students.SId = TMark.SId where TMark.SId is NULL;</text:p>
      <text:p text:style-name="P2"></text:p>
      <text:p text:style-name="P2">-- 5 - студенты, имеющие оценки по всем предметам заданного лектора</text:p>
      <text:p text:style-name="P2">select distinct StMarks.SId from</text:p>
      <text:p text:style-name="P2"><text:s text:c="7"/>(select distinct SId from Lecturers</text:p>
      <text:p text:style-name="P2"><text:s text:c="28"/>natural join Schedule</text:p>
      <text:p text:style-name="P2"><text:s text:c="28"/>natural join Marks</text:p>
      <text:p text:style-name="P2"><text:s text:c="15"/>where LName = 'Станкевич А. С.') as StMarks</text:p>
      <text:p text:style-name="P2"><text:s text:c="7"/>left join (select distinct StMarks2.SId from</text:p>
      <text:p text:style-name="P2"><text:s text:c="26"/>(select distinct SId from Lecturers</text:p>
      <text:p text:style-name="P2"><text:s text:c="47"/>natural join Schedule</text:p>
      <text:p text:style-name="P2"><text:s text:c="47"/>natural join Marks</text:p>
      <text:p text:style-name="P2"><text:s text:c="34"/>where LName = 'Станкевич А. С.') as StMarks2</text:p>
      <text:p text:style-name="P2"><text:s text:c="26"/>cross join</text:p>
      <text:p text:style-name="P2"><text:s text:c="26"/>(select distinct CId from Lecturers</text:p>
      <text:p text:style-name="P2"><text:s text:c="47"/>natural join Schedule</text:p>
      <text:p text:style-name="P2"><text:s text:c="34"/>where LName = 'Станкевич А. С.') as StSchTable</text:p>
      <text:p text:style-name="P2"><text:s text:c="26"/>left join</text:p>
      <text:p text:style-name="P2"><text:s text:c="26"/>(select distinct SId, CId from Lecturers</text:p>
      <text:p text:style-name="P2"><text:s text:c="52"/>natural join Schedule</text:p>
      <text:p text:style-name="P2"><text:s text:c="52"/>natural join Marks</text:p>
      <text:p text:style-name="P2"><text:s text:c="34"/>where LName = 'Станкевич А. С.') as StMarks3</text:p>
      <text:p text:style-name="P2"><text:s text:c="26"/>on StMarks2.SId = StMarks3.SId and StSchTable.CId = StMarks3.CId</text:p>
      <text:p text:style-name="P2"><text:s text:c="24"/>where StMarks3.SId is NULL) as HasMarksTable</text:p>
      <text:p text:style-name="P2"><text:s text:c="6"/>on StMarks.SId = HasMarksTable.SId</text:p>
      <text:p text:style-name="P2"><text:s text:c="6"/>where HasMarksTable.SId is NULL;</text:p>
      <text:p text:style-name="P2"><text:soft-page-break/></text:p>
      <text:p text:style-name="P2">-- 6 - для каждого студента имя и курсы, которые он должен посещать</text:p>
      <text:p text:style-name="P2">select distinct SName, CName from Students</text:p>
      <text:p text:style-name="P2"><text:s text:c="29"/>natural join GroupByStudent</text:p>
      <text:p text:style-name="P2"><text:s text:c="29"/>natural join Schedule</text:p>
      <text:p text:style-name="P2"><text:s text:c="29"/>natural join Courses;</text:p>
      <text:p text:style-name="P2"></text:p>
      <text:p text:style-name="P2">-- 7 - по лектору всех студентов, у которых он хоть что-нибудь преподавал</text:p>
      <text:p text:style-name="P2">select distinct LName, SName from Lecturers</text:p>
      <text:p text:style-name="P2"><text:s text:c="29"/>natural join Schedule</text:p>
      <text:p text:style-name="P2"><text:s text:c="29"/>natural join GroupByStudent</text:p>
      <text:p text:style-name="P2"><text:s text:c="29"/>natural join Students;</text:p>
      <text:p text:style-name="P2"/>
      <text:p text:style-name="P3">Команда запуска: <text:s/>psql -d fenx -f task.sql</text:p>
      <text:p text:style-name="P3">Вывод:</text:p>
      <text:p text:style-name="P3"/>
      <text:p text:style-name="P3">DROP DATABASE</text:p>
      <text:p text:style-name="P3">CREATE DATABASE</text:p>
      <text:p text:style-name="P3">You are now connected to database "ctd" as user "fenx".</text:p>
      <text:p text:style-name="P3">CREATE TABLE</text:p>
      <text:p text:style-name="P3">CREATE TABLE</text:p>
      <text:p text:style-name="P3">CREATE TABLE</text:p>
      <text:p text:style-name="P3">CREATE TABLE</text:p>
      <text:p text:style-name="P3">CREATE TABLE</text:p>
      <text:p text:style-name="P3">CREATE TABLE</text:p>
      <text:p text:style-name="P3">CREATE TABLE</text:p>
      <text:p text:style-name="P3">INSERT 0 5</text:p>
      <text:p text:style-name="P3">INSERT 0 3</text:p>
      <text:p text:style-name="P3">INSERT 0 3</text:p>
      <text:p text:style-name="P3">INSERT 0 2</text:p>
      <text:p text:style-name="P3">INSERT 0 7</text:p>
      <text:p text:style-name="P3">INSERT 0 5</text:p>
      <text:p text:style-name="P3">INSERT 0 6</text:p>
      <text:p text:style-name="P3"><text:s text:c="7"/>sname <text:s text:c="6"/></text:p>
      <text:p text:style-name="P3">-------------------</text:p>
      <text:p text:style-name="P3"><text:s/>Ткаченко Григорий</text:p>
      <text:p text:style-name="P3"><text:s/>Коваников Дмитрий</text:p>
      <text:p text:style-name="P3">(2 rows)</text:p>
      <text:p text:style-name="P3"/>
      <text:p text:style-name="P3"><text:s text:c="6"/>sname <text:s text:c="5"/></text:p>
      <text:p text:style-name="P3">-----------------</text:p>
      <text:p text:style-name="P3"><text:s/>Бобров Дмитрий</text:p>
      <text:p text:style-name="P3"><text:s/>Забашта Алексей</text:p>
      <text:p text:style-name="P3">(2 rows)</text:p>
      <text:p text:style-name="P3"></text:p>
      <text:p text:style-name="P3"><text:s text:c="5"/>sname <text:s text:c="5"/></text:p>
      <text:p text:style-name="P3">----------------</text:p>
      <text:p text:style-name="P3"><text:s/>Бобров Дмитрий</text:p>
      <text:p text:style-name="P3">(1 row)</text:p>
      <text:p text:style-name="P3"></text:p>
      <text:p text:style-name="P3"><text:s/>sid | <text:s text:c="6"/>sname <text:s text:c="6"/></text:p>
      <text:p text:style-name="P3">-----+-------------------</text:p>
      <text:p text:style-name="P3"><text:s text:c="3"/>0 | Ткаченко Григорий</text:p>
      <text:p text:style-name="P3"><text:s text:c="3"/>3 | Бобров Дмитрий</text:p>
      <text:p text:style-name="P3">(2 rows)</text:p>
      <text:p text:style-name="P3"></text:p>
      <text:p text:style-name="P3"/>
      <text:p text:style-name="P3"><text:soft-page-break/><text:s/>sid </text:p>
      <text:p text:style-name="P3">-----</text:p>
      <text:p text:style-name="P3"><text:s text:c="3"/>1</text:p>
      <text:p text:style-name="P3"><text:s text:c="3"/>2</text:p>
      <text:p text:style-name="P3"><text:s text:c="3"/>4</text:p>
      <text:p text:style-name="P3">(3 rows)</text:p>
      <text:p text:style-name="P3"></text:p>
      <text:p text:style-name="P3"><text:s/>sid </text:p>
      <text:p text:style-name="P3">-----</text:p>
      <text:p text:style-name="P3"><text:s text:c="3"/>3</text:p>
      <text:p text:style-name="P3">(1 row)</text:p>
      <text:p text:style-name="P3"></text:p>
      <text:p text:style-name="P3"><text:s text:c="7"/>sname <text:s text:c="6"/>| <text:s text:c="11"/>cname <text:s text:c="12"/></text:p>
      <text:p text:style-name="P3">-------------------+------------------------------</text:p>
      <text:p text:style-name="P3"><text:s/>Бобров Дмитрий <text:s text:c="3"/>| Алгоритмы и Структуры данных</text:p>
      <text:p text:style-name="P3"><text:s/>Бобров Дмитрий <text:s text:c="3"/>| Базы данных</text:p>
      <text:p text:style-name="P3"><text:s/>Бобров Дмитрий <text:s text:c="3"/>| Методы трансляции</text:p>
      <text:p text:style-name="P3"><text:s/>Забашта Алексей <text:s text:c="2"/>| Методы трансляции</text:p>
      <text:p text:style-name="P3"><text:s/>Коваников Дмитрий | Алгоритмы и Структуры данных</text:p>
      <text:p text:style-name="P3"><text:s/>Коваников Дмитрий | Базы данных</text:p>
      <text:p text:style-name="P3"><text:s/>Коваников Дмитрий | Методы трансляции</text:p>
      <text:p text:style-name="P3"><text:s/>Титкова Екатерина | Алгоритмы и Структуры данных</text:p>
      <text:p text:style-name="P3"><text:s/>Титкова Екатерина | Базы данных</text:p>
      <text:p text:style-name="P3"><text:s/>Титкова Екатерина | Методы трансляции</text:p>
      <text:p text:style-name="P3"><text:s/>Ткаченко Григорий | Алгоритмы и Структуры данных</text:p>
      <text:p text:style-name="P3"><text:s/>Ткаченко Григорий | Базы данных</text:p>
      <text:p text:style-name="P3"><text:s/>Ткаченко Григорий | Методы трансляции</text:p>
      <text:p text:style-name="P3">(13 rows)</text:p>
      <text:p text:style-name="P3"/>
      <text:p text:style-name="P3"><text:s text:c="6"/>lname <text:s text:c="5"/>| <text:s text:c="6"/>sname <text:s text:c="6"/></text:p>
      <text:p text:style-name="P3">-----------------+-------------------</text:p>
      <text:p text:style-name="P3"><text:s/>Корнеев Г. А. <text:s text:c="2"/>| Бобров Дмитрий</text:p>
      <text:p text:style-name="P3"><text:s/>Корнеев Г. А. <text:s text:c="2"/>| Забашта Алексей</text:p>
      <text:p text:style-name="P3"><text:s/>Корнеев Г. А. <text:s text:c="2"/>| Коваников Дмитрий</text:p>
      <text:p text:style-name="P3"><text:s/>Корнеев Г. А. <text:s text:c="2"/>| Титкова Екатерина</text:p>
      <text:p text:style-name="P3"><text:s/>Корнеев Г. А. <text:s text:c="2"/>| Ткаченко Григорий</text:p>
      <text:p text:style-name="P3"><text:s/>Станкевич А. С. | Бобров Дмитрий</text:p>
      <text:p text:style-name="P3"><text:s/>Станкевич А. С. | Коваников Дмитрий</text:p>
      <text:p text:style-name="P3"><text:s/>Станкевич А. С. | Титкова Екатерина</text:p>
      <text:p text:style-name="P3"><text:s/>Станкевич А. С. | Ткаченко Григорий</text:p>
      <text:p text:style-name="P3">(9 rows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16:06:11.293399777</meta:creation-date>
    <meta:generator>LibreOffice/4.2.6.3$Linux_X86_64 LibreOffice_project/420m0$Build-3</meta:generator>
    <dc:date>2014-10-30T16:18:54.643242646</dc:date>
    <meta:editing-duration>PT11M36S</meta:editing-duration>
    <meta:editing-cycles>4</meta:editing-cycles>
    <meta:document-statistic meta:table-count="0" meta:image-count="0" meta:object-count="0" meta:page-count="5" meta:paragraph-count="255" meta:word-count="888" meta:character-count="7584" meta:non-whitespace-character-count="4654"/>
  </office:meta>
</office:document-meta>
</file>